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メイリオ" svg:font-family="メイリオ" style:font-adornments="レギュラー" style:font-family-generic="modern"/>
    <style:font-face style:name="メイリオ:fwid" svg:font-family="メイリオ:fwid" style:font-adornments="レギュラー" style:font-family-generic="modern"/>
    <style:font-face style:name="F" svg:font-family="" style:font-family-generic="roman"/>
    <style:font-face style:name="F1" svg:font-family="" style:font-family-generic="swiss"/>
    <style:font-face style:name="Arial2" svg:font-family="Arial" style:font-family-generic="swiss"/>
    <style:font-face style:name="Mangal" svg:font-family="Mangal" style:font-pitch="variable"/>
    <style:font-face style:name="ＭＳ ゴシック" svg:font-family="'ＭＳ ゴシック'" style:font-pitch="variable"/>
    <style:font-face style:name="メイリオ1" svg:font-family="メイリオ" style:font-family-generic="modern" style:font-pitch="variable"/>
    <style:font-face style:name="ＭＳ 明朝1" svg:font-family="'ＭＳ 明朝'" style:font-family-generic="modern" style:font-pitch="variable"/>
    <style:font-face style:name="Liberation Serif" svg:font-family="'Liberation Serif'" style:font-family-generic="roman" style:font-pitch="variable"/>
    <style:font-face style:name="ＭＳ Ｐ明朝" svg:font-family="'ＭＳ Ｐ明朝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標準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Mangal2" svg:font-family="Mangal" style:font-family-generic="system" style:font-pitch="variable"/>
    <style:font-face style:name="ＭＳ ゴシック1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>
      <style:paragraph-properties fo:line-height="115%"/>
    </style:style>
    <style:style style:name="P2" style:family="paragraph">
      <loext:graphic-properties draw:fill="none" draw:fill-color="#ffffff"/>
      <style:paragraph-properties fo:line-height="115%">
        <style:tab-stops/>
      </style:paragraph-properties>
      <style:text-properties fo:font-size="12pt" fo:font-weight="normal" style:font-name-asian="メイリオ1" style:font-size-asian="10pt" style:font-weight-asian="normal" style:font-size-complex="10pt" style:font-weight-complex="normal"/>
    </style:style>
    <style:style style:name="P3" style:family="paragraph">
      <style:text-properties style:font-name="F" fo:font-size="12pt" style:font-name-asian="メイリオ1"/>
    </style:style>
    <style:style style:name="P4" style:family="paragraph">
      <loext:graphic-properties draw:fill="none" draw:fill-color="#ffffff"/>
      <style:text-properties style:font-name="F" fo:font-size="12pt" style:font-name-asian="メイリオ1"/>
    </style:style>
    <style:style style:name="P5" style:family="paragraph">
      <loext:graphic-properties draw:fill="none" draw:fill-color="#ffffff"/>
      <style:text-properties fo:font-size="12pt" style:font-name-asian="メイリオ1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8" style:family="paragraph">
      <style:paragraph-properties fo:text-align="center"/>
      <style:text-properties style:font-name="F" fo:font-size="12pt" style:font-name-asian="メイリオ1"/>
    </style:style>
    <style:style style:name="P9" style:family="paragraph">
      <loext:graphic-properties draw:fill="none" draw:fill-color="#ffffff"/>
      <style:paragraph-properties fo:text-align="center"/>
      <style:text-properties style:font-name="F" fo:font-size="12pt" style:font-name-asian="メイリオ1"/>
    </style:style>
    <style:style style:name="T1" style:family="text">
      <style:text-properties style:font-name="Arial" fo:font-size="10pt" fo:font-weight="normal" style:font-name-asian="メイリオ1" style:font-size-asian="10pt" style:font-weight-asian="normal" style:font-size-complex="10pt" style:font-weight-complex="normal"/>
    </style:style>
    <style:style style:name="T2" style:family="text">
      <style:text-properties style:font-name="F" fo:font-size="12pt" style:font-name-asian="メイリオ1"/>
    </style:style>
    <style:style style:name="T3" style:family="text">
      <style:text-properties fo:font-size="12pt" style:font-name-asian="メイリオ1"/>
    </style:style>
    <style:style style:name="gr1" style:family="graphic">
      <style:graphic-properties draw:stroke="none" svg:stroke-color="#000000" draw:fill="none" draw:fill-color="#ffffff" fo:min-height="4.039cm" style:run-through="foreground" style:wrap="run-through" style:number-wrapped-paragraphs="no-limit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5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53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3cm" svg:stroke-color="#000000" draw:marker-start-width="0.39cm" draw:marker-end-width="0.39cm" draw:textarea-horizontal-align="center" draw:textarea-vertical-align="middle" fo:padding-top="0.016cm" fo:padding-bottom="0.016cm" fo:padding-left="0.016cm" fo:padding-right="0.01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fo:border="none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55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5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59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1.12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6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>
        <form:form form:name="フォーム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keiyaNa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nnnTokuyaku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asterKeiya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hiName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njyoToku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oriKind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kashiDat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lCap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oriName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plCap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lCapUnit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plCapUnit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lInt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plInt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lIntUnit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plIntUnit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oriField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okuName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genkyo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oneyTitle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oneyAmount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okuField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keiyaDate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nishDate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clineSpan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tInsuOrgan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1" draw:name="シェイプ3" draw:style-name="gr2" draw:text-style-name="P4" svg:width="2.117cm" svg:height="0.558cm" svg:x="-0.436cm" svg:y="4.124cm"><draw:text-box><text:p text:style-name="P3"><text:span text:style-name="T2">受取人</text:span></text:p></draw:text-box></draw:frame><draw:frame text:anchor-type="paragraph" draw:z-index="2" draw:name="シェイプ3" draw:style-name="gr3" draw:text-style-name="P4" svg:width="2.117cm" svg:height="0.558cm" svg:x="11.987cm" svg:y="4.098cm"><draw:text-box><text:p text:style-name="P3"><text:span text:style-name="T2">受取人名</text:span></text:p></draw:text-box></draw:frame><draw:frame text:anchor-type="paragraph" draw:z-index="3" draw:name="シェイプ3" draw:style-name="gr4" draw:text-style-name="P5" svg:width="2.885cm" svg:height="0.532cm" svg:x="2.171cm" svg:y="4.124cm"><draw:text-box><text:p><text:span text:style-name="T1">：受取人種別</text:span></text:p></draw:text-box></draw:frame><draw:line text:anchor-type="paragraph" draw:z-index="4" draw:name="シェイプ4" draw:style-name="gr5" draw:text-style-name="P6" svg:x1="-0.436cm" svg:y1="0.113cm" svg:x2="19.078cm" svg:y2="0.113cm"><text:p/></draw:line><draw:control text:anchor-type="paragraph" draw:z-index="5" draw:name="シェイプ5" draw:style-name="gr6" draw:text-style-name="P7" svg:width="15.544cm" svg:height="0.62cm" svg:x="2.912cm" svg:y="0.226cm" draw:control="control2"/><draw:frame text:anchor-type="paragraph" draw:z-index="0" draw:name="シェイプ1" draw:style-name="gr1" draw:text-style-name="P2" svg:width="19.7cm" svg:height="4.04cm" svg:x="-0.436cm" svg:y="0.243cm"><draw:text-box><text:p text:style-name="P1"><text:span text:style-name="T1">証券番号 <text:s text:c="8"/>：</text:span></text:p><text:p text:style-name="P1"><text:span text:style-name="T1">契約者名 <text:s text:c="4"/>　 <text:s/>：</text:span></text:p><text:p text:style-name="P1"><text:span text:style-name="T1">被保険者名 　　：</text:span></text:p><text:p text:style-name="P1"><text:span text:style-name="T1">主契約 <text:s text:c="9"/>　：</text:span></text:p><text:p><text:span text:style-name="T1">LN/NN</text:span><text:span text:style-name="T1">特約 <text:s text:c="5"/>：</text:span></text:p><text:p text:style-name="P1"><text:span text:style-name="T1">保険料免除特約 ：</text:span></text:p><text:p text:style-name="P1"><text:span text:style-name="T1"/></text:p></draw:text-box></draw:frame><draw:control text:anchor-type="paragraph" draw:z-index="6" draw:name="シェイプ5" draw:style-name="gr6" draw:text-style-name="P7" svg:width="15.544cm" svg:height="0.62cm" svg:x="2.912cm" svg:y="0.845cm" draw:control="control1"/><draw:control text:anchor-type="paragraph" draw:z-index="7" draw:name="シェイプ5" draw:style-name="gr6" draw:text-style-name="P7" svg:width="15.544cm" svg:height="0.62cm" svg:x="2.912cm" svg:y="2.702cm" draw:control="control3"/><draw:control text:anchor-type="paragraph" draw:z-index="8" draw:name="シェイプ5" draw:style-name="gr6" draw:text-style-name="P7" svg:width="15.544cm" svg:height="0.62cm" svg:x="2.912cm" svg:y="2.083cm" draw:control="control4"/><draw:control text:anchor-type="paragraph" draw:z-index="9" draw:name="シェイプ5" draw:style-name="gr6" draw:text-style-name="P7" svg:width="15.544cm" svg:height="0.62cm" svg:x="2.912cm" svg:y="1.464cm" draw:control="control5"/><draw:control text:anchor-type="paragraph" draw:z-index="10" draw:name="シェイプ5" draw:style-name="gr6" draw:text-style-name="P7" svg:width="15.544cm" svg:height="0.62cm" svg:x="2.912cm" svg:y="3.321cm" draw:control="control6"/><draw:control text:anchor-type="paragraph" draw:z-index="11" draw:name="シェイプ5" draw:style-name="gr6" draw:text-style-name="P7" svg:width="8.467cm" svg:height="0.62cm" svg:x="2.542cm" svg:y="4.655cm" draw:control="control7"/><draw:frame text:anchor-type="paragraph" draw:z-index="12" draw:name="シェイプ3" draw:style-name="gr7" draw:text-style-name="P5" svg:width="2.461cm" svg:height="0.56cm" svg:x="-0.422cm" svg:y="5.42cm"><draw:text-box><text:p><text:span text:style-name="T3">貸付金情報</text:span></text:p></draw:text-box></draw:frame><draw:control text:anchor-type="paragraph" draw:z-index="13" draw:name="シェイプ5" draw:style-name="gr6" draw:text-style-name="P7" svg:width="3.44cm" svg:height="0.62cm" svg:x="-0.422cm" svg:y="5.98cm" draw:control="control8"/><draw:frame text:anchor-type="paragraph" draw:z-index="14" draw:name="シェイプ3" draw:style-name="gr8" draw:text-style-name="P4" svg:width="3.282cm" svg:height="0.593cm" svg:x="3.627cm" svg:y="5.42cm"><draw:text-box><text:p text:style-name="P3"><text:span text:style-name="T2">ＰＬ残高（元本）</text:span></text:p></draw:text-box></draw:frame><draw:frame text:anchor-type="paragraph" draw:z-index="15" draw:name="シェイプ3" draw:style-name="gr9" draw:text-style-name="P5" svg:width="3.361cm" svg:height="0.595cm" svg:x="3.283cm" svg:y="6.013cm"><draw:text-box><text:p><text:span text:style-name="T3">ＡＰＬ残高（元本）</text:span></text:p></draw:text-box></draw:frame><draw:control text:anchor-type="paragraph" draw:z-index="16" draw:name="シェイプ5" draw:style-name="gr6" draw:text-style-name="P7" svg:width="3.44cm" svg:height="0.62cm" svg:x="6.643cm" svg:y="5.394cm" draw:control="control9"/><draw:control text:anchor-type="paragraph" draw:z-index="17" draw:name="シェイプ5" draw:style-name="gr6" draw:text-style-name="P7" svg:width="5.425cm" svg:height="0.62cm" svg:x="11.987cm" svg:y="4.681cm" draw:control="control10"/><draw:control text:anchor-type="paragraph" draw:z-index="18" draw:name="シェイプ5" draw:style-name="gr6" draw:text-style-name="P7" svg:width="3.44cm" svg:height="0.62cm" svg:x="6.643cm" svg:y="6.013cm" draw:control="control11"/><draw:control text:anchor-type="paragraph" draw:z-index="19" draw:name="シェイプ5" draw:style-name="gr6" draw:text-style-name="P7" svg:width="1.086cm" svg:height="0.62cm" svg:x="10.241cm" svg:y="5.406cm" draw:control="control12"/><draw:control text:anchor-type="paragraph" draw:z-index="20" draw:name="シェイプ5" draw:style-name="gr6" draw:text-style-name="P7" svg:width="1.086cm" svg:height="0.62cm" svg:x="10.241cm" svg:y="6.025cm" draw:control="control13"/><draw:frame text:anchor-type="paragraph" draw:z-index="21" draw:name="シェイプ3" draw:style-name="gr8" draw:text-style-name="P4" svg:width="1.615cm" svg:height="0.593cm" svg:x="11.617cm" svg:y="5.447cm"><draw:text-box><text:p text:style-name="P3"><text:span text:style-name="T2">（利息）</text:span></text:p></draw:text-box></draw:frame><draw:frame text:anchor-type="paragraph" draw:z-index="22" draw:name="シェイプ3" draw:style-name="gr8" draw:text-style-name="P4" svg:width="1.615cm" svg:height="0.593cm" svg:x="11.643cm" svg:y="6.066cm"><draw:text-box><text:p text:style-name="P3"><text:span text:style-name="T2">（利息）</text:span></text:p></draw:text-box></draw:frame><draw:control text:anchor-type="paragraph" draw:z-index="23" draw:name="シェイプ5" draw:style-name="gr6" draw:text-style-name="P7" svg:width="3.44cm" svg:height="0.62cm" svg:x="13.072cm" svg:y="5.42cm" draw:control="control14"/><draw:control text:anchor-type="paragraph" draw:z-index="24" draw:name="シェイプ5" draw:style-name="gr6" draw:text-style-name="P7" svg:width="3.44cm" svg:height="0.62cm" svg:x="13.072cm" svg:y="6.04cm" draw:control="control15"/><draw:control text:anchor-type="paragraph" draw:z-index="25" draw:name="シェイプ5" draw:style-name="gr6" draw:text-style-name="P7" svg:width="1.086cm" svg:height="0.62cm" svg:x="16.697cm" svg:y="5.433cm" draw:control="control16"/><draw:control text:anchor-type="paragraph" draw:z-index="26" draw:name="シェイプ5" draw:style-name="gr6" draw:text-style-name="P7" svg:width="1.086cm" svg:height="0.62cm" svg:x="16.697cm" svg:y="6.052cm" draw:control="control17"/><draw:control text:anchor-type="paragraph" draw:z-index="27" draw:name="シェイプ5" draw:style-name="gr6" draw:text-style-name="P7" svg:width="1.086cm" svg:height="0.62cm" svg:x="17.173cm" svg:y="4.062cm" draw:control="control18"/><draw:frame text:anchor-type="paragraph" draw:z-index="28" draw:name="シェイプ3" draw:style-name="gr3" draw:text-style-name="P4" svg:width="3.043cm" svg:height="0.558cm" svg:x="-0.448cm" svg:y="6.981cm"><draw:text-box><text:p text:style-name="P3"><text:span text:style-name="T1">主契約・特約名</text:span></text:p></draw:text-box></draw:frame><draw:control text:anchor-type="paragraph" draw:z-index="29" draw:name="シェイプ5" draw:style-name="gr6" draw:text-style-name="P7" svg:width="3.44cm" svg:height="0.62cm" svg:x="-0.448cm" svg:y="7.83cm" draw:control="control19"/><draw:frame text:anchor-type="paragraph" draw:z-index="30" draw:name="シェイプ3" draw:style-name="gr3" draw:text-style-name="P4" svg:width="1.456cm" svg:height="0.558cm" svg:x="3.256cm" svg:y="6.981cm"><draw:text-box><text:p text:style-name="P3"><text:span text:style-name="T1">現況</text:span></text:p></draw:text-box></draw:frame><draw:control text:anchor-type="paragraph" draw:z-index="31" draw:name="シェイプ5" draw:style-name="gr6" draw:text-style-name="P7" svg:width="3.44cm" svg:height="0.62cm" svg:x="3.256cm" svg:y="7.883cm" draw:control="control20"/><draw:control text:anchor-type="paragraph" draw:z-index="32" draw:name="シェイプ5" draw:style-name="gr6" draw:text-style-name="P7" svg:width="2.117cm" svg:height="0.62cm" svg:x="6.775cm" svg:y="6.877cm" draw:control="control21"/><draw:control text:anchor-type="paragraph" draw:z-index="33" draw:name="シェイプ5" draw:style-name="gr6" draw:text-style-name="P7" svg:width="2.117cm" svg:height="0.62cm" svg:x="6.828cm" svg:y="7.883cm" draw:control="control22"/><draw:frame text:anchor-type="paragraph" draw:z-index="34" draw:name="シェイプ3" draw:style-name="gr3" draw:text-style-name="P4" svg:width="1.456cm" svg:height="0.558cm" svg:x="9.289cm" svg:y="7.008cm"><draw:text-box><text:p text:style-name="P3"><text:span text:style-name="T1">契約日</text:span></text:p></draw:text-box></draw:frame><draw:frame text:anchor-type="paragraph" draw:z-index="35" draw:name="シェイプ3" draw:style-name="gr10" draw:text-style-name="P9" svg:width="1.615cm" svg:height="1.123cm" svg:x="11.458cm" svg:y="6.807cm"><draw:text-box><text:p text:style-name="P8"><text:span text:style-name="T1">満了日</text:span></text:p><text:p text:style-name="P8"><text:span text:style-name="T1">(</text:span><text:span text:style-name="T1">消滅日）</text:span></text:p></draw:text-box></draw:frame><draw:frame text:anchor-type="paragraph" draw:z-index="36" draw:name="シェイプ3" draw:style-name="gr3" draw:text-style-name="P4" svg:width="1.747cm" svg:height="0.558cm" svg:x="13.681cm" svg:y="6.955cm"><draw:text-box><text:p text:style-name="P3"><text:span text:style-name="T1">削減期間</text:span></text:p></draw:text-box></draw:frame><draw:frame text:anchor-type="paragraph" draw:z-index="38" draw:name="シェイプ3" draw:style-name="gr11" draw:text-style-name="P4" svg:width="2.038cm" svg:height="0.62cm" svg:x="16.459cm" svg:y="7.325cm"><draw:text-box><text:p text:style-name="P3"><text:span text:style-name="T1">部位不担保</text:span></text:p></draw:text-box></draw:frame><draw:control text:anchor-type="paragraph" draw:z-index="37" draw:name="シェイプ5" draw:style-name="gr6" draw:text-style-name="P7" svg:width="1.086cm" svg:height="0.62cm" svg:x="17.2cm" svg:y="6.706cm" draw:control="control23"/><draw:control text:anchor-type="paragraph" draw:z-index="39" draw:name="シェイプ5" draw:style-name="gr6" draw:text-style-name="P7" svg:width="2.117cm" svg:height="0.62cm" svg:x="8.945cm" svg:y="7.883cm" draw:control="control24"/><draw:control text:anchor-type="paragraph" draw:z-index="40" draw:name="シェイプ5" draw:style-name="gr6" draw:text-style-name="P7" svg:width="2.117cm" svg:height="0.62cm" svg:x="11.061cm" svg:y="7.883cm" draw:control="control25"/><draw:control text:anchor-type="paragraph" draw:z-index="41" draw:name="シェイプ5" draw:style-name="gr6" draw:text-style-name="P7" svg:width="2.117cm" svg:height="0.62cm" svg:x="13.416cm" svg:y="7.856cm" draw:control="control26"/><draw:control text:anchor-type="paragraph" draw:z-index="42" draw:name="シェイプ5" draw:style-name="gr6" draw:text-style-name="P7" svg:width="2.117cm" svg:height="0.62cm" svg:x="16.459cm" svg:y="7.812cm" draw:control="control2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メイリオ" svg:font-family="メイリオ" style:font-adornments="レギュラー" style:font-family-generic="modern"/>
    <style:font-face style:name="メイリオ:fwid" svg:font-family="メイリオ:fwid" style:font-adornments="レギュラー" style:font-family-generic="modern"/>
    <style:font-face style:name="F" svg:font-family="" style:font-family-generic="roman"/>
    <style:font-face style:name="F1" svg:font-family="" style:font-family-generic="swiss"/>
    <style:font-face style:name="Arial2" svg:font-family="Arial" style:font-family-generic="swiss"/>
    <style:font-face style:name="Mangal" svg:font-family="Mangal" style:font-pitch="variable"/>
    <style:font-face style:name="ＭＳ ゴシック" svg:font-family="'ＭＳ ゴシック'" style:font-pitch="variable"/>
    <style:font-face style:name="メイリオ1" svg:font-family="メイリオ" style:font-family-generic="modern" style:font-pitch="variable"/>
    <style:font-face style:name="ＭＳ 明朝1" svg:font-family="'ＭＳ 明朝'" style:font-family-generic="modern" style:font-pitch="variable"/>
    <style:font-face style:name="Liberation Serif" svg:font-family="'Liberation Serif'" style:font-family-generic="roman" style:font-pitch="variable"/>
    <style:font-face style:name="ＭＳ Ｐ明朝" svg:font-family="'ＭＳ Ｐ明朝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標準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Mangal2" svg:font-family="Mangal" style:font-family-generic="system" style:font-pitch="variable"/>
    <style:font-face style:name="ＭＳ ゴシック1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Mang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Mang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1" style:font-family-asian="'ＭＳ ゴシック'" style:font-family-generic-asian="system" style:font-pitch-asian="variable" style:font-size-asian="14pt" style:font-name-complex="Mangal2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8.8cm" style:num-format="1" style:print-orientation="landscape" fo:margin-top="0.101cm" fo:margin-bottom="0.10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11:36:26.787000000</meta:creation-date>
    <meta:editing-duration>PT2H29M54S</meta:editing-duration>
    <meta:editing-cycles>6</meta:editing-cycles>
    <meta:generator>LibreOffice/6.2.1.2$Windows_X86_64 LibreOffice_project/7bcb35dc3024a62dea0caee87020152d1ee96e71</meta:generator>
    <dc:date>2019-03-22T17:40:09.323000000</dc:date>
    <meta:document-statistic meta:table-count="0" meta:image-count="0" meta:object-count="0" meta:page-count="1" meta:paragraph-count="0" meta:word-count="0" meta:character-count="0" meta:non-whitespace-character-count="0"/>
  </office:meta>
</office:document-meta>
</file>